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size="16pt" fo:font-weight="bold" style:font-size-asian="14pt" style:font-weight-asian="bold" style:font-size-complex="16pt" style:font-weight-complex="bold"/>
    </style:style>
    <style:style style:name="P2" style:family="paragraph" style:parent-style-name="Standard">
      <style:text-properties fo:font-size="12pt" fo:font-weight="normal" style:font-size-asian="10.5pt" style:font-weight-asian="normal" style:font-size-complex="12pt"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odi 5-2-940 <text:s/>XVIII</text:p>
      <text:p text:style-name="P2">Caro Babbo</text:p>
      <text:p text:style-name="P2">Con molta gioia ho ricevuto la vostra cara (?). Sono molto contento di sentire le vostre belle notizie, sono infinitamente contento nel sapervi tutti bene di salute, così vi posso assicurare anche di me. Carissimo Babbo la lettera con dentro il certificato (lo) ricevuta una decina di giorni fa, dalla data e dall'indirizzo ho subito capito che (aveva tornata indietro), in quanto alle altre lettere non so proprio come spiegarmi, non ho ricevuto nulla. Il 26 dello scorso mese è venuto come voi già lo sapete a Rodi S.E. Il maresciallo De Bono, e S.E. Il maresciallo Balbo. Il 28 abbiamo fatto una manovra di addestramento tattico, con la partecipazione di tre battaglioni al completo, ed è venuto ad assistere alla manovra S.E. Il Governatore, e le loro E.E. De Bono e Balbo, giorno 30 poi io con altri 24 allievi, (ed) la musica (abbiamo andato) di scorta d'onore alla nostra bandiera di reggimento con due camion a Campochiaro <text:s/>dove erano radunati i diversi battaglioni, (è) S.E. il Governatore</text:p>
      <text:p text:style-name="P2">e le loro Eccellenze <text:s/>ci hanno passato in rivista, dopo la rivista si sono trattenuti un po in mezzo ai soldati, e dopo se ne sono andati; <text:s/>noi abbiamo fatto ritorno a Rodi alla nostra sede. Come freddo qui non si conosce quasi, sembra il mese di aprile da noi, fate attenzione di non prendervi dei malanni, basta un nulla per buscarsi una malattia.</text:p>
      <text:p text:style-name="P2">Tanti Saluti ai miei fratellini, ed alle mie sorelle. Saluti agli zii. </text:p>
      <text:p text:style-name="P2"><text:s text:c="16"/>Tanti, Tanti baci alla cara mamma, infine ti saluto (è) ti abbraccio tuo</text:p>
      <text:p text:style-name="P2"><text:s text:c="3"/>(?) figlio Gino. </text:p>
      <text:p text:style-name="P2"/>
      <text:p text:style-name="P2">(Un calcolo a matita in colonna 34+27=61)</text:p>
      <text:p text:style-name="P2">(L'araldo di S.Antonio 3-1-1963)</text:p>
      <text:p text:style-name="P2"/>
      <text:p text:style-name="P2"/>
      <text:p text:style-name="P2"/>
      <text:p text:style-name="P2"/>
      <text:p text:style-name="P2"/>
      <text:p text:style-name="P2"/>
      <text:p text:style-name="P2"/>
      <text:p text:style-name="P2"/>
      <text:p text:style-name="P2"/>
      <text:p text:style-name="P2"><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it" fo:country="IT"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domenico </meta:initial-creator>
    <meta:creation-date>2010-06-10T21:57:36</meta:creation-date>
    <dc:date>2010-06-10T22:40:52</dc:date>
    <dc:creator>domenico </dc:creator>
    <meta:editing-duration>PT00H28M05S</meta:editing-duration>
    <meta:editing-cycles>2</meta:editing-cycles>
    <meta:generator>OpenOffice.org/3.1$Linux OpenOffice.org_project/310m19$Build-9420</meta:generator>
    <meta:document-statistic meta:table-count="0" meta:image-count="0" meta:object-count="0" meta:page-count="1" meta:paragraph-count="10" meta:word-count="277" meta:character-count="1629"/>
  </office:meta>
</office:document-meta>
</file>